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52.43pt" svg:y="616.62pt">
            <draw:object draw:notify-on-update-of-ranges="Sheet1.B1:Sheet1.B1 Sheet1.B2:Sheet1.B62 Sheet1.C1:Sheet1.C1 Sheet1.C2:Sheet1.C62 Sheet1.B1:Sheet1.B1 Sheet1.B2:Sheet1.B62 Sheet1.D1:Sheet1.D1 Sheet1.D2:Sheet1.D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x(t)</text:p>
          </table:table-cell>
          <table:table-cell office:value-type="string" calcext:value-type="string">
            <text:p>y(t)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2.25*[.B2]-0.05*[.B2]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table:formula="of:=2.25*[.B3]-0.05*[.B3]^2" office:value-type="float" office:value="0.559375" calcext:value-type="float">
            <text:p>0.55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2.25*[.B4]-0.05*[.B4]^2" office:value-type="float" office:value="1.1125" calcext:value-type="float">
            <text:p>1.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table:formula="of:=2.25*[.B5]-0.05*[.B5]^2" office:value-type="float" office:value="1.659375" calcext:value-type="float">
            <text:p>1.65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.25*[.B6]-0.05*[.B6]^2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table:formula="of:=2.25*[.B7]-0.05*[.B7]^2" office:value-type="float" office:value="2.734375" calcext:value-type="float">
            <text:p>2.73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2.25*[.B8]-0.05*[.B8]^2" office:value-type="float" office:value="3.2625" calcext:value-type="float">
            <text:p>3.2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75" calcext:value-type="float">
            <text:p>1.75</text:p>
          </table:table-cell>
          <table:table-cell table:formula="of:=2.25*[.B9]-0.05*[.B9]^2" office:value-type="float" office:value="3.784375" calcext:value-type="float">
            <text:p>3.78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2.25*[.B10]-0.05*[.B10]^2"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.25" calcext:value-type="float">
            <text:p>2.25</text:p>
          </table:table-cell>
          <table:table-cell table:formula="of:=2.25*[.B11]-0.05*[.B11]^2" office:value-type="float" office:value="4.809375" calcext:value-type="float">
            <text:p>4.80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2.25*[.B12]-0.05*[.B12]^2" office:value-type="float" office:value="5.3125" calcext:value-type="float">
            <text:p>5.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.75" calcext:value-type="float">
            <text:p>2.75</text:p>
          </table:table-cell>
          <table:table-cell table:formula="of:=2.25*[.B13]-0.05*[.B13]^2" office:value-type="float" office:value="5.809375" calcext:value-type="float">
            <text:p>5.80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2.25*[.B14]-0.05*[.B14]^2"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25" calcext:value-type="float">
            <text:p>3.25</text:p>
          </table:table-cell>
          <table:table-cell table:formula="of:=2.25*[.B15]-0.05*[.B15]^2" office:value-type="float" office:value="6.784375" calcext:value-type="float">
            <text:p>6.78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2.25*[.B16]-0.05*[.B16]^2" office:value-type="float" office:value="7.2625" calcext:value-type="float">
            <text:p>7.2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75" calcext:value-type="float">
            <text:p>3.75</text:p>
          </table:table-cell>
          <table:table-cell table:formula="of:=2.25*[.B17]-0.05*[.B17]^2" office:value-type="float" office:value="7.734375" calcext:value-type="float">
            <text:p>7.73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2.25*[.B18]-0.05*[.B18]^2"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25" calcext:value-type="float">
            <text:p>4.25</text:p>
          </table:table-cell>
          <table:table-cell table:formula="of:=2.25*[.B19]-0.05*[.B19]^2" office:value-type="float" office:value="8.659375" calcext:value-type="float">
            <text:p>8.65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table:formula="of:=2.25*[.B20]-0.05*[.B20]^2" office:value-type="float" office:value="9.1125" calcext:value-type="float">
            <text:p>9.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table:formula="of:=2.25*[.B21]-0.05*[.B21]^2" office:value-type="float" office:value="9.559375" calcext:value-type="float">
            <text:p>9.55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2.25*[.B22]-0.05*[.B22]^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.25" calcext:value-type="float">
            <text:p>5.25</text:p>
          </table:table-cell>
          <table:table-cell table:formula="of:=2.25*[.B23]-0.05*[.B23]^2" office:value-type="float" office:value="10.434375" calcext:value-type="float">
            <text:p>10.43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table:formula="of:=2.25*[.B24]-0.05*[.B24]^2" office:value-type="float" office:value="10.8625" calcext:value-type="float">
            <text:p>10.8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.75" calcext:value-type="float">
            <text:p>5.75</text:p>
          </table:table-cell>
          <table:table-cell table:formula="of:=2.25*[.B25]-0.05*[.B25]^2" office:value-type="float" office:value="11.284375" calcext:value-type="float">
            <text:p>11.28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2.25*[.B26]-0.05*[.B26]^2"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.25" calcext:value-type="float">
            <text:p>6.25</text:p>
          </table:table-cell>
          <table:table-cell table:formula="of:=2.25*[.B27]-0.05*[.B27]^2" office:value-type="float" office:value="12.109375" calcext:value-type="float">
            <text:p>12.10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table:formula="of:=2.25*[.B28]-0.05*[.B28]^2" office:value-type="float" office:value="12.5125" calcext:value-type="float">
            <text:p>12.5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.75" calcext:value-type="float">
            <text:p>6.75</text:p>
          </table:table-cell>
          <table:table-cell table:formula="of:=2.25*[.B29]-0.05*[.B29]^2" office:value-type="float" office:value="12.909375" calcext:value-type="float">
            <text:p>12.90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2.25*[.B30]-0.05*[.B30]^2"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.25" calcext:value-type="float">
            <text:p>7.25</text:p>
          </table:table-cell>
          <table:table-cell table:formula="of:=2.25*[.B31]-0.05*[.B31]^2" office:value-type="float" office:value="13.684375" calcext:value-type="float">
            <text:p>13.68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table:formula="of:=2.25*[.B32]-0.05*[.B32]^2" office:value-type="float" office:value="14.0625" calcext:value-type="float">
            <text:p>14.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.75" calcext:value-type="float">
            <text:p>7.75</text:p>
          </table:table-cell>
          <table:table-cell table:formula="of:=2.25*[.B33]-0.05*[.B33]^2" office:value-type="float" office:value="14.434375" calcext:value-type="float">
            <text:p>14.43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2.25*[.B34]-0.05*[.B34]^2" office:value-type="float" office:value="14.8" calcext:value-type="float">
            <text:p>14.8</text:p>
          </table:table-cell>
          <table:table-cell table:formula="of:=1.1*([.B34]-8)-0.11*([.B34]-8)^2+(0.01/3)*([.B34]-8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.25" calcext:value-type="float">
            <text:p>8.25</text:p>
          </table:table-cell>
          <table:table-cell table:formula="of:=2.25*[.B35]-0.05*[.B35]^2" office:value-type="float" office:value="15.159375" calcext:value-type="float">
            <text:p>15.159375</text:p>
          </table:table-cell>
          <table:table-cell table:formula="of:=1.1*([.B35]-8)-0.11*([.B35]-8)^2+(0.01/3)*([.B35]-8)" office:value-type="float" office:value="0.268958333333333" calcext:value-type="float">
            <text:p>0.268958333333333</text:p>
          </table:table-cell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table:formula="of:=2.25*[.B36]-0.05*[.B36]^2" office:value-type="float" office:value="15.5125" calcext:value-type="float">
            <text:p>15.5125</text:p>
          </table:table-cell>
          <table:table-cell table:formula="of:=1.1*([.B36]-8)-0.11*([.B36]-8)^2+(0.01/3)*([.B36]-8)" office:value-type="float" office:value="0.524166666666667" calcext:value-type="float">
            <text:p>0.524166666666667</text:p>
          </table:table-cell>
        </table:table-row>
        <table:table-row table:style-name="ro1">
          <table:table-cell/>
          <table:table-cell office:value-type="float" office:value="8.75" calcext:value-type="float">
            <text:p>8.75</text:p>
          </table:table-cell>
          <table:table-cell table:formula="of:=2.25*[.B37]-0.05*[.B37]^2" office:value-type="float" office:value="15.859375" calcext:value-type="float">
            <text:p>15.859375</text:p>
          </table:table-cell>
          <table:table-cell table:formula="of:=1.1*([.B37]-8)-0.11*([.B37]-8)^2+(0.01/3)*([.B37]-8)" office:value-type="float" office:value="0.765625" calcext:value-type="float">
            <text:p>0.76562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2.25*[.B38]-0.05*[.B38]^2" office:value-type="float" office:value="16.2" calcext:value-type="float">
            <text:p>16.2</text:p>
          </table:table-cell>
          <table:table-cell table:formula="of:=1.1*([.B38]-8)-0.11*([.B38]-8)^2+(0.01/3)*([.B38]-8)" office:value-type="float" office:value="0.993333333333333" calcext:value-type="float">
            <text:p>0.993333333333333</text:p>
          </table:table-cell>
        </table:table-row>
        <table:table-row table:style-name="ro1">
          <table:table-cell/>
          <table:table-cell office:value-type="float" office:value="9.25" calcext:value-type="float">
            <text:p>9.25</text:p>
          </table:table-cell>
          <table:table-cell table:formula="of:=2.25*[.B39]-0.05*[.B39]^2" office:value-type="float" office:value="16.534375" calcext:value-type="float">
            <text:p>16.534375</text:p>
          </table:table-cell>
          <table:table-cell table:formula="of:=1.1*([.B39]-8)-0.11*([.B39]-8)^2+(0.01/3)*([.B39]-8)" office:value-type="float" office:value="1.20729166666667" calcext:value-type="float">
            <text:p>1.20729166666667</text:p>
          </table:table-cell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table:formula="of:=2.25*[.B40]-0.05*[.B40]^2" office:value-type="float" office:value="16.8625" calcext:value-type="float">
            <text:p>16.8625</text:p>
          </table:table-cell>
          <table:table-cell table:formula="of:=1.1*([.B40]-8)-0.11*([.B40]-8)^2+(0.01/3)*([.B40]-8)" office:value-type="float" office:value="1.4075" calcext:value-type="float">
            <text:p>1.4075</text:p>
          </table:table-cell>
        </table:table-row>
        <table:table-row table:style-name="ro1">
          <table:table-cell/>
          <table:table-cell office:value-type="float" office:value="9.75" calcext:value-type="float">
            <text:p>9.75</text:p>
          </table:table-cell>
          <table:table-cell table:formula="of:=2.25*[.B41]-0.05*[.B41]^2" office:value-type="float" office:value="17.184375" calcext:value-type="float">
            <text:p>17.184375</text:p>
          </table:table-cell>
          <table:table-cell table:formula="of:=1.1*([.B41]-8)-0.11*([.B41]-8)^2+(0.01/3)*([.B41]-8)" office:value-type="float" office:value="1.59395833333333" calcext:value-type="float">
            <text:p>1.5939583333333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2.25*[.B42]-0.05*[.B42]^2" office:value-type="float" office:value="17.5" calcext:value-type="float">
            <text:p>17.5</text:p>
          </table:table-cell>
          <table:table-cell table:formula="of:=1.1*([.B42]-8)-0.11*([.B42]-8)^2+(0.01/3)*([.B42]-8)" office:value-type="float" office:value="1.76666666666667" calcext:value-type="float">
            <text:p>1.76666666666667</text:p>
          </table:table-cell>
        </table:table-row>
        <table:table-row table:style-name="ro1">
          <table:table-cell/>
          <table:table-cell office:value-type="float" office:value="10.25" calcext:value-type="float">
            <text:p>10.25</text:p>
          </table:table-cell>
          <table:table-cell table:formula="of:=2.25*[.B43]-0.05*[.B43]^2" office:value-type="float" office:value="17.809375" calcext:value-type="float">
            <text:p>17.809375</text:p>
          </table:table-cell>
          <table:table-cell table:formula="of:=1.1*([.B43]-8)-0.11*([.B43]-8)^2+(0.01/3)*([.B43]-8)" office:value-type="float" office:value="1.925625" calcext:value-type="float">
            <text:p>1.925625</text:p>
          </table:table-cell>
        </table:table-row>
        <table:table-row table:style-name="ro1">
          <table:table-cell/>
          <table:table-cell office:value-type="float" office:value="10.5" calcext:value-type="float">
            <text:p>10.5</text:p>
          </table:table-cell>
          <table:table-cell table:formula="of:=2.25*[.B44]-0.05*[.B44]^2" office:value-type="float" office:value="18.1125" calcext:value-type="float">
            <text:p>18.1125</text:p>
          </table:table-cell>
          <table:table-cell table:formula="of:=1.1*([.B44]-8)-0.11*([.B44]-8)^2+(0.01/3)*([.B44]-8)" office:value-type="float" office:value="2.07083333333333" calcext:value-type="float">
            <text:p>2.07083333333333</text:p>
          </table:table-cell>
        </table:table-row>
        <table:table-row table:style-name="ro1">
          <table:table-cell/>
          <table:table-cell office:value-type="float" office:value="10.75" calcext:value-type="float">
            <text:p>10.75</text:p>
          </table:table-cell>
          <table:table-cell table:formula="of:=2.25*[.B45]-0.05*[.B45]^2" office:value-type="float" office:value="18.409375" calcext:value-type="float">
            <text:p>18.409375</text:p>
          </table:table-cell>
          <table:table-cell table:formula="of:=1.1*([.B45]-8)-0.11*([.B45]-8)^2+(0.01/3)*([.B45]-8)" office:value-type="float" office:value="2.20229166666667" calcext:value-type="float">
            <text:p>2.2022916666666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2.25*[.B46]-0.05*[.B46]^2" office:value-type="float" office:value="18.7" calcext:value-type="float">
            <text:p>18.7</text:p>
          </table:table-cell>
          <table:table-cell table:formula="of:=1.1*([.B46]-8)-0.11*([.B46]-8)^2+(0.01/3)*([.B46]-8)" office:value-type="float" office:value="2.32" calcext:value-type="float">
            <text:p>2.32</text:p>
          </table:table-cell>
        </table:table-row>
        <table:table-row table:style-name="ro1">
          <table:table-cell/>
          <table:table-cell office:value-type="float" office:value="11.25" calcext:value-type="float">
            <text:p>11.25</text:p>
          </table:table-cell>
          <table:table-cell table:formula="of:=2.25*[.B47]-0.05*[.B47]^2" office:value-type="float" office:value="18.984375" calcext:value-type="float">
            <text:p>18.984375</text:p>
          </table:table-cell>
          <table:table-cell table:formula="of:=-0.1*([.B47]-11)+2.32" office:value-type="float" office:value="2.295" calcext:value-type="float">
            <text:p>2.295</text:p>
          </table:table-cell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table:formula="of:=2.25*[.B48]-0.05*[.B48]^2" office:value-type="float" office:value="19.2625" calcext:value-type="float">
            <text:p>19.2625</text:p>
          </table:table-cell>
          <table:table-cell table:formula="of:=-0.1*([.B48]-11)+2.32" office:value-type="float" office:value="2.27" calcext:value-type="float">
            <text:p>2.27</text:p>
          </table:table-cell>
        </table:table-row>
        <table:table-row table:style-name="ro1">
          <table:table-cell/>
          <table:table-cell office:value-type="float" office:value="11.75" calcext:value-type="float">
            <text:p>11.75</text:p>
          </table:table-cell>
          <table:table-cell table:formula="of:=2.25*[.B49]-0.05*[.B49]^2" office:value-type="float" office:value="19.534375" calcext:value-type="float">
            <text:p>19.534375</text:p>
          </table:table-cell>
          <table:table-cell table:formula="of:=-0.1*([.B49]-11)+2.32" office:value-type="float" office:value="2.245" calcext:value-type="float">
            <text:p>2.24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2.25*[.B50]-0.05*[.B50]^2" office:value-type="float" office:value="19.8" calcext:value-type="float">
            <text:p>19.8</text:p>
          </table:table-cell>
          <table:table-cell table:formula="of:=-0.1*([.B50]-11)+2.32" office:value-type="float" office:value="2.22" calcext:value-type="float">
            <text:p>2.22</text:p>
          </table:table-cell>
        </table:table-row>
        <table:table-row table:style-name="ro1">
          <table:table-cell/>
          <table:table-cell office:value-type="float" office:value="12.25" calcext:value-type="float">
            <text:p>12.25</text:p>
          </table:table-cell>
          <table:table-cell table:formula="of:=2.25*[.B51]-0.05*[.B51]^2" office:value-type="float" office:value="20.059375" calcext:value-type="float">
            <text:p>20.059375</text:p>
          </table:table-cell>
          <table:table-cell table:formula="of:=-0.1*([.B51]-11)+2.32" office:value-type="float" office:value="2.195" calcext:value-type="float">
            <text:p>2.195</text:p>
          </table:table-cell>
        </table:table-row>
        <table:table-row table:style-name="ro1">
          <table:table-cell/>
          <table:table-cell office:value-type="float" office:value="12.5" calcext:value-type="float">
            <text:p>12.5</text:p>
          </table:table-cell>
          <table:table-cell table:formula="of:=2.25*[.B52]-0.05*[.B52]^2" office:value-type="float" office:value="20.3125" calcext:value-type="float">
            <text:p>20.3125</text:p>
          </table:table-cell>
          <table:table-cell table:formula="of:=-0.1*([.B52]-11)+2.32" office:value-type="float" office:value="2.17" calcext:value-type="float">
            <text:p>2.17</text:p>
          </table:table-cell>
        </table:table-row>
        <table:table-row table:style-name="ro1">
          <table:table-cell/>
          <table:table-cell office:value-type="float" office:value="12.75" calcext:value-type="float">
            <text:p>12.75</text:p>
          </table:table-cell>
          <table:table-cell table:formula="of:=2.25*[.B53]-0.05*[.B53]^2" office:value-type="float" office:value="20.559375" calcext:value-type="float">
            <text:p>20.559375</text:p>
          </table:table-cell>
          <table:table-cell table:formula="of:=-0.1*([.B53]-11)+2.32" office:value-type="float" office:value="2.145" calcext:value-type="float">
            <text:p>2.14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2.25*[.B54]-0.05*[.B54]^2" office:value-type="float" office:value="20.8" calcext:value-type="float">
            <text:p>20.8</text:p>
          </table:table-cell>
          <table:table-cell table:formula="of:=-0.1*([.B54]-11)+2.32" office:value-type="float" office:value="2.12" calcext:value-type="float">
            <text:p>2.12</text:p>
          </table:table-cell>
        </table:table-row>
        <table:table-row table:style-name="ro1">
          <table:table-cell/>
          <table:table-cell office:value-type="float" office:value="13.25" calcext:value-type="float">
            <text:p>13.25</text:p>
          </table:table-cell>
          <table:table-cell table:formula="of:=2.25*[.B55]-0.05*[.B55]^2" office:value-type="float" office:value="21.034375" calcext:value-type="float">
            <text:p>21.034375</text:p>
          </table:table-cell>
          <table:table-cell table:formula="of:=-0.1*([.B55]-11)+2.32" office:value-type="float" office:value="2.095" calcext:value-type="float">
            <text:p>2.095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table:formula="of:=2.25*[.B56]-0.05*[.B56]^2" office:value-type="float" office:value="21.2625" calcext:value-type="float">
            <text:p>21.2625</text:p>
          </table:table-cell>
          <table:table-cell table:formula="of:=-0.1*([.B56]-11)+2.32" office:value-type="float" office:value="2.07" calcext:value-type="float">
            <text:p>2.07</text:p>
          </table:table-cell>
        </table:table-row>
        <table:table-row table:style-name="ro1">
          <table:table-cell/>
          <table:table-cell office:value-type="float" office:value="13.75" calcext:value-type="float">
            <text:p>13.75</text:p>
          </table:table-cell>
          <table:table-cell table:formula="of:=2.25*[.B57]-0.05*[.B57]^2" office:value-type="float" office:value="21.484375" calcext:value-type="float">
            <text:p>21.484375</text:p>
          </table:table-cell>
          <table:table-cell table:formula="of:=-0.1*([.B57]-11)+2.32" office:value-type="float" office:value="2.045" calcext:value-type="float">
            <text:p>2.04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2.25*[.B58]-0.05*[.B58]^2" office:value-type="float" office:value="21.7" calcext:value-type="float">
            <text:p>21.7</text:p>
          </table:table-cell>
          <table:table-cell table:formula="of:=-0.1*([.B58]-11)+2.32" office:value-type="float" office:value="2.02" calcext:value-type="float">
            <text:p>2.02</text:p>
          </table:table-cell>
        </table:table-row>
        <table:table-row table:style-name="ro1">
          <table:table-cell/>
          <table:table-cell office:value-type="float" office:value="14.25" calcext:value-type="float">
            <text:p>14.25</text:p>
          </table:table-cell>
          <table:table-cell table:formula="of:=2.25*[.B59]-0.05*[.B59]^2" office:value-type="float" office:value="21.909375" calcext:value-type="float">
            <text:p>21.909375</text:p>
          </table:table-cell>
          <table:table-cell table:formula="of:=-0.1*([.B59]-11)+2.32" office:value-type="float" office:value="1.995" calcext:value-type="float">
            <text:p>1.995</text:p>
          </table:table-cell>
        </table:table-row>
        <table:table-row table:style-name="ro1">
          <table:table-cell/>
          <table:table-cell office:value-type="float" office:value="14.5" calcext:value-type="float">
            <text:p>14.5</text:p>
          </table:table-cell>
          <table:table-cell table:formula="of:=2.25*[.B60]-0.05*[.B60]^2" office:value-type="float" office:value="22.1125" calcext:value-type="float">
            <text:p>22.1125</text:p>
          </table:table-cell>
          <table:table-cell table:formula="of:=-0.1*([.B60]-11)+2.32" office:value-type="float" office:value="1.97" calcext:value-type="float">
            <text:p>1.97</text:p>
          </table:table-cell>
        </table:table-row>
        <table:table-row table:style-name="ro1">
          <table:table-cell/>
          <table:table-cell office:value-type="float" office:value="14.75" calcext:value-type="float">
            <text:p>14.75</text:p>
          </table:table-cell>
          <table:table-cell table:formula="of:=2.25*[.B61]-0.05*[.B61]^2" office:value-type="float" office:value="22.309375" calcext:value-type="float">
            <text:p>22.309375</text:p>
          </table:table-cell>
          <table:table-cell table:formula="of:=-0.1*([.B61]-11)+2.32" office:value-type="float" office:value="1.945" calcext:value-type="float">
            <text:p>1.94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2.25*[.B62]-0.05*[.B62]^2" office:value-type="float" office:value="22.5" calcext:value-type="float">
            <text:p>22.5</text:p>
          </table:table-cell>
          <table:table-cell table:formula="of:=-0.1*([.B62]-11)+2.32" office:value-type="float" office:value="1.92" calcext:value-type="float">
            <text:p>1.92</text:p>
          </table:table-cell>
        </table:table-row>
        <table:table-row table:style-name="ro1">
          <table:table-cell/>
          <table:table-cell office:value-type="float" office:value="15.25" calcext:value-type="float">
            <text:p>15.25</text:p>
          </table:table-cell>
          <table:table-cell table:formula="of:=2.25*[.B63]-0.05*[.B63]^2" office:value-type="float" office:value="22.684375" calcext:value-type="float">
            <text:p>22.684375</text:p>
          </table:table-cell>
          <table:table-cell/>
        </table:table-row>
        <table:table-row table:style-name="ro1">
          <table:table-cell/>
          <table:table-cell office:value-type="float" office:value="15.5" calcext:value-type="float">
            <text:p>15.5</text:p>
          </table:table-cell>
          <table:table-cell table:formula="of:=2.25*[.B64]-0.05*[.B64]^2" office:value-type="float" office:value="22.8625" calcext:value-type="float">
            <text:p>22.86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09:21:10.584000000</meta:creation-date>
    <dc:date>2019-10-13T10:28:01.122000000</dc:date>
    <meta:editing-duration>PT25M15S</meta:editing-duration>
    <meta:editing-cycles>3</meta:editing-cycles>
    <meta:generator>LibreOffice/6.2.5.2$Windows_X86_64 LibreOffice_project/1ec314fa52f458adc18c4f025c545a4e8b22c159</meta:generator>
    <meta:document-statistic meta:table-count="1" meta:cell-count="1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92cm" svg:y="0.316cm" chart:style-name="ch2">
          <text:p>Trajectoire pierre</text:p>
        </chart:title>
        <chart:legend chart:legend-position="end" svg:x="14.106cm" svg:y="3.946cm" style:legend-expansion="high" chart:style-name="ch3"/>
        <chart:plot-area chart:style-name="ch4" table:cell-range-address="Sheet1.B1:Sheet1.D62" chart:data-source-has-labels="row" svg:x="1.321cm" svg:y="1.301cm" svg:width="12.465cm" svg:height="6.548cm">
          <chartooo:coordinate-region svg:x="1.953cm" svg:y="1.503cm" svg:width="11.641cm" svg:height="5.693cm"/>
          <chart:axis chart:dimension="x" chart:name="primary-x" chart:style-name="ch5">
            <chart:title svg:x="7.411cm" svg:y="8.029cm" chart:style-name="ch6">
              <text:p>s</text:p>
            </chart:title>
          </chart:axis>
          <chart:axis chart:dimension="y" chart:name="primary-y" chart:style-name="ch5">
            <chart:title svg:x="0.451cm" svg:y="4.759cm" chart:style-name="ch7">
              <text:p>m</text:p>
            </chart:title>
            <chart:grid chart:style-name="ch8" chart:class="major"/>
          </chart:axis>
          <chart:series chart:style-name="ch9" chart:values-cell-range-address="Sheet1.C2:Sheet1.C62" chart:label-cell-address="Sheet1.C1:Sheet1.C1" chart:class="chart:scatter">
            <chart:domain table:cell-range-address="Sheet1.B2:Sheet1.B62"/>
            <chart:data-point chart:repeated="61"/>
          </chart:series>
          <chart:series chart:style-name="ch10" chart:values-cell-range-address="Sheet1.D2:Sheet1.D62" chart:label-cell-address="Sheet1.D1:Sheet1.D1" chart:class="chart:scatter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x(t)</text:p>
                <draw:g>
                  <svg:desc>Sheet1.C1:Sheet1.C1</svg:desc>
                </draw:g>
              </table:table-cell>
              <table:table-cell office:value-type="string">
                <text:p>y(t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62</svg:desc>
                </draw:g>
              </table:table-cell>
              <table:table-cell office:value-type="float" office:value="0">
                <text:p>0</text:p>
                <draw:g>
                  <svg:desc>Sheet1.C2:Sheet1.C62</svg:desc>
                </draw:g>
              </table:table-cell>
              <table:table-cell office:value-type="float" office:value="0">
                <text:p>0</text:p>
                <draw:g>
                  <svg:desc>Sheet1.D2:Sheet1.D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559375">
                <text:p>0.5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.1125">
                <text:p>1.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1.659375">
                <text:p>1.6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2.734375">
                <text:p>2.7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3.2625">
                <text:p>3.2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">
                <text:p>1.75</text:p>
              </table:table-cell>
              <table:table-cell office:value-type="float" office:value="3.784375">
                <text:p>3.7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5">
                <text:p>2.25</text:p>
              </table:table-cell>
              <table:table-cell office:value-type="float" office:value="4.809375">
                <text:p>4.8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5.3125">
                <text:p>5.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">
                <text:p>2.75</text:p>
              </table:table-cell>
              <table:table-cell office:value-type="float" office:value="5.809375">
                <text:p>5.8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5">
                <text:p>3.25</text:p>
              </table:table-cell>
              <table:table-cell office:value-type="float" office:value="6.784375">
                <text:p>6.7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">
                <text:p>3.5</text:p>
              </table:table-cell>
              <table:table-cell office:value-type="float" office:value="7.2625">
                <text:p>7.2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">
                <text:p>3.75</text:p>
              </table:table-cell>
              <table:table-cell office:value-type="float" office:value="7.734375">
                <text:p>7.7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5">
                <text:p>4.25</text:p>
              </table:table-cell>
              <table:table-cell office:value-type="float" office:value="8.659375">
                <text:p>8.6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">
                <text:p>4.5</text:p>
              </table:table-cell>
              <table:table-cell office:value-type="float" office:value="9.1125">
                <text:p>9.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5">
                <text:p>4.75</text:p>
              </table:table-cell>
              <table:table-cell office:value-type="float" office:value="9.559375">
                <text:p>9.5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25">
                <text:p>5.25</text:p>
              </table:table-cell>
              <table:table-cell office:value-type="float" office:value="10.434375">
                <text:p>10.4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">
                <text:p>5.5</text:p>
              </table:table-cell>
              <table:table-cell office:value-type="float" office:value="10.8625">
                <text:p>10.8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5">
                <text:p>5.75</text:p>
              </table:table-cell>
              <table:table-cell office:value-type="float" office:value="11.284375">
                <text:p>11.2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25">
                <text:p>6.25</text:p>
              </table:table-cell>
              <table:table-cell office:value-type="float" office:value="12.109375">
                <text:p>12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5">
                <text:p>6.5</text:p>
              </table:table-cell>
              <table:table-cell office:value-type="float" office:value="12.5125">
                <text:p>12.5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5">
                <text:p>6.75</text:p>
              </table:table-cell>
              <table:table-cell office:value-type="float" office:value="12.909375">
                <text:p>12.9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5">
                <text:p>7.25</text:p>
              </table:table-cell>
              <table:table-cell office:value-type="float" office:value="13.684375">
                <text:p>13.6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5">
                <text:p>7.5</text:p>
              </table:table-cell>
              <table:table-cell office:value-type="float" office:value="14.0625">
                <text:p>14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75">
                <text:p>7.75</text:p>
              </table:table-cell>
              <table:table-cell office:value-type="float" office:value="14.434375">
                <text:p>14.4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14.8">
                <text:p>1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25">
                <text:p>8.25</text:p>
              </table:table-cell>
              <table:table-cell office:value-type="float" office:value="15.159375">
                <text:p>15.159375</text:p>
              </table:table-cell>
              <table:table-cell office:value-type="float" office:value="0.268958333333333">
                <text:p>0.268958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5">
                <text:p>8.5</text:p>
              </table:table-cell>
              <table:table-cell office:value-type="float" office:value="15.5125">
                <text:p>15.5125</text:p>
              </table:table-cell>
              <table:table-cell office:value-type="float" office:value="0.524166666666667">
                <text:p>0.5241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75">
                <text:p>8.75</text:p>
              </table:table-cell>
              <table:table-cell office:value-type="float" office:value="15.859375">
                <text:p>15.859375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16.2">
                <text:p>16.2</text:p>
              </table:table-cell>
              <table:table-cell office:value-type="float" office:value="0.993333333333333">
                <text:p>0.993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25">
                <text:p>9.25</text:p>
              </table:table-cell>
              <table:table-cell office:value-type="float" office:value="16.534375">
                <text:p>16.534375</text:p>
              </table:table-cell>
              <table:table-cell office:value-type="float" office:value="1.20729166666667">
                <text:p>1.207291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5">
                <text:p>9.5</text:p>
              </table:table-cell>
              <table:table-cell office:value-type="float" office:value="16.8625">
                <text:p>16.8625</text:p>
              </table:table-cell>
              <table:table-cell office:value-type="float" office:value="1.4075">
                <text:p>1.40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75">
                <text:p>9.75</text:p>
              </table:table-cell>
              <table:table-cell office:value-type="float" office:value="17.184375">
                <text:p>17.184375</text:p>
              </table:table-cell>
              <table:table-cell office:value-type="float" office:value="1.59395833333333">
                <text:p>1.593958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17.5">
                <text:p>17.5</text:p>
              </table:table-cell>
              <table:table-cell office:value-type="float" office:value="1.76666666666667">
                <text:p>1.7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25">
                <text:p>10.25</text:p>
              </table:table-cell>
              <table:table-cell office:value-type="float" office:value="17.809375">
                <text:p>17.809375</text:p>
              </table:table-cell>
              <table:table-cell office:value-type="float" office:value="1.925625">
                <text:p>1.925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5">
                <text:p>10.5</text:p>
              </table:table-cell>
              <table:table-cell office:value-type="float" office:value="18.1125">
                <text:p>18.1125</text:p>
              </table:table-cell>
              <table:table-cell office:value-type="float" office:value="2.07083333333333">
                <text:p>2.0708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75">
                <text:p>10.75</text:p>
              </table:table-cell>
              <table:table-cell office:value-type="float" office:value="18.409375">
                <text:p>18.409375</text:p>
              </table:table-cell>
              <table:table-cell office:value-type="float" office:value="2.20229166666667">
                <text:p>2.202291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18.7">
                <text:p>18.7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25">
                <text:p>11.25</text:p>
              </table:table-cell>
              <table:table-cell office:value-type="float" office:value="18.984375">
                <text:p>18.984375</text:p>
              </table:table-cell>
              <table:table-cell office:value-type="float" office:value="2.295">
                <text:p>2.2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5">
                <text:p>11.5</text:p>
              </table:table-cell>
              <table:table-cell office:value-type="float" office:value="19.2625">
                <text:p>19.2625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75">
                <text:p>11.75</text:p>
              </table:table-cell>
              <table:table-cell office:value-type="float" office:value="19.534375">
                <text:p>19.534375</text:p>
              </table:table-cell>
              <table:table-cell office:value-type="float" office:value="2.245">
                <text:p>2.2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  <table:table-cell office:value-type="float" office:value="19.8">
                <text:p>19.8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25">
                <text:p>12.25</text:p>
              </table:table-cell>
              <table:table-cell office:value-type="float" office:value="20.059375">
                <text:p>20.059375</text:p>
              </table:table-cell>
              <table:table-cell office:value-type="float" office:value="2.195">
                <text:p>2.1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5">
                <text:p>12.5</text:p>
              </table:table-cell>
              <table:table-cell office:value-type="float" office:value="20.3125">
                <text:p>20.312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75">
                <text:p>12.75</text:p>
              </table:table-cell>
              <table:table-cell office:value-type="float" office:value="20.559375">
                <text:p>20.559375</text:p>
              </table:table-cell>
              <table:table-cell office:value-type="float" office:value="2.145">
                <text:p>2.1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">
                <text:p>13</text:p>
              </table:table-cell>
              <table:table-cell office:value-type="float" office:value="20.8">
                <text:p>20.8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25">
                <text:p>13.25</text:p>
              </table:table-cell>
              <table:table-cell office:value-type="float" office:value="21.034375">
                <text:p>21.034375</text:p>
              </table:table-cell>
              <table:table-cell office:value-type="float" office:value="2.095">
                <text:p>2.0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5">
                <text:p>13.5</text:p>
              </table:table-cell>
              <table:table-cell office:value-type="float" office:value="21.2625">
                <text:p>21.2625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75">
                <text:p>13.75</text:p>
              </table:table-cell>
              <table:table-cell office:value-type="float" office:value="21.484375">
                <text:p>21.484375</text:p>
              </table:table-cell>
              <table:table-cell office:value-type="float" office:value="2.045">
                <text:p>2.0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">
                <text:p>14</text:p>
              </table:table-cell>
              <table:table-cell office:value-type="float" office:value="21.7">
                <text:p>21.7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25">
                <text:p>14.25</text:p>
              </table:table-cell>
              <table:table-cell office:value-type="float" office:value="21.909375">
                <text:p>21.909375</text:p>
              </table:table-cell>
              <table:table-cell office:value-type="float" office:value="1.995">
                <text:p>1.9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5">
                <text:p>14.5</text:p>
              </table:table-cell>
              <table:table-cell office:value-type="float" office:value="22.1125">
                <text:p>22.1125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75">
                <text:p>14.75</text:p>
              </table:table-cell>
              <table:table-cell office:value-type="float" office:value="22.309375">
                <text:p>22.309375</text:p>
              </table:table-cell>
              <table:table-cell office:value-type="float" office:value="1.945">
                <text:p>1.9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  <table:table-cell office:value-type="float" office:value="22.5">
                <text:p>22.5</text:p>
              </table:table-cell>
              <table:table-cell office:value-type="float" office:value="1.92">
                <text:p>1.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